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2200000675C824DB4B85C5B40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4.8957in" draw:z-index="0"><draw:image xlink:href="Pictures/100000000000092200000675C824DB4B85C5B40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8:51:36.523112324</meta:creation-date>
    <dc:date>2018-11-01T18:52:20.649419295</dc:date>
    <meta:editing-duration>PT4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3.2$Linux_X86_64 LibreOffice_project/00m0$Build-2</meta:generator>
  </office:meta>
</office:document-meta>
</file>